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F1000002D0634A34A5.png" manifest:media-type="image/png"/>
  <manifest:file-entry manifest:full-path="Pictures/10000001000003AD000000FBF5037568.png" manifest:media-type="image/png"/>
  <manifest:file-entry manifest:full-path="Pictures/10000001000001BA00000208410A63B2.png" manifest:media-type="image/png"/>
  <manifest:file-entry manifest:full-path="Pictures/10000001000003A30000012EF1C199FE.png" manifest:media-type="image/png"/>
  <manifest:file-entry manifest:full-path="Pictures/10000001000002A5000002B304218CEE.png" manifest:media-type="image/png"/>
  <manifest:file-entry manifest:full-path="Pictures/10000001000001BA00000208935E6F6F.png" manifest:media-type="image/png"/>
  <manifest:file-entry manifest:full-path="Pictures/1000000100000368000000FD51722108.png" manifest:media-type="image/png"/>
  <manifest:file-entry manifest:full-path="Pictures/10000001000002BC000002BCEAEE60BA.png" manifest:media-type="image/png"/>
  <manifest:file-entry manifest:full-path="Pictures/10000001000003A4000000E70A9FBF5A.png" manifest:media-type="image/png"/>
  <manifest:file-entry manifest:full-path="Pictures/10000001000002A1000002BF6B875C40.png" manifest:media-type="image/png"/>
  <manifest:file-entry manifest:full-path="Pictures/100000000000070A000005EB964AF2C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194" officeooo:paragraph-rsid="001161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<draw:frame draw:style-name="fr1" draw:name="Image1" text:anchor-type="char" svg:x="-0.7071in" svg:y="-0.6252in" svg:width="3.3811in" svg:height="2.8425in" draw:z-index="0"><draw:image xlink:href="Pictures/100000000000070A000005EB964AF2C3.png" xlink:type="simple" xlink:show="embed" xlink:actuate="onLoad" draw:mime-type="image/png"/></draw:frame><draw:frame draw:style-name="fr1" draw:name="Image2" text:anchor-type="char" svg:x="-0.3425in" svg:y="3.2957in" svg:width="4.1555in" svg:height="1.0299in" draw:z-index="1"><draw:image xlink:href="Pictures/10000001000003A4000000E70A9FBF5A.png" xlink:type="simple" xlink:show="embed" xlink:actuate="onLoad" draw:mime-type="image/png"/></draw:frame><draw:frame draw:style-name="fr1" draw:name="Image3" text:anchor-type="char" svg:x="-0.3173in" svg:y="4.3898in" svg:width="2.8429in" svg:height="2.8429in" draw:z-index="2"><draw:image xlink:href="Pictures/10000001000002BC000002BCEAEE60BA.png" xlink:type="simple" xlink:show="embed" xlink:actuate="onLoad" draw:mime-type="image/png"/></draw:frame><draw:frame draw:style-name="fr1" draw:name="Image4" text:anchor-type="char" svg:x="2.5681in" svg:y="4.3972in" svg:width="3.6047in" svg:height="1.0457in" draw:z-index="3"><draw:image xlink:href="Pictures/1000000100000368000000FD51722108.png" xlink:type="simple" xlink:show="embed" xlink:actuate="onLoad" draw:mime-type="image/png"/></draw:frame><draw:frame draw:style-name="fr1" draw:name="Image5" text:anchor-type="char" svg:x="2.5681in" svg:y="5.4425in" svg:width="2.398in" svg:height="2.4472in" draw:z-index="4"><draw:image xlink:href="Pictures/10000001000002A5000002B304218CEE.png" xlink:type="simple" xlink:show="embed" xlink:actuate="onLoad" draw:mime-type="image/png"/></draw:frame><draw:frame draw:style-name="fr1" draw:name="Image6" text:anchor-type="char" svg:x="3.9063in" svg:y="3.1634in" svg:width="3.8055in" svg:height="1.2346in" draw:z-index="5"><draw:image xlink:href="Pictures/10000001000003A30000012EF1C199FE.png" xlink:type="simple" xlink:show="embed" xlink:actuate="onLoad" draw:mime-type="image/png"/></draw:frame><draw:frame draw:style-name="fr1" draw:name="Image8" text:anchor-type="char" svg:x="0.8161in" svg:y="7.2752in" svg:width="1.6417in" svg:height="1.9311in" draw:z-index="6"><draw:image xlink:href="Pictures/10000001000001BA00000208935E6F6F.png" xlink:type="simple" xlink:show="embed" xlink:actuate="onLoad" draw:mime-type="image/png"/></draw:frame><draw:frame draw:style-name="fr1" draw:name="Image9" text:anchor-type="char" svg:x="-0.552in" svg:y="7.3575in" svg:width="1.4374in" svg:height="1.6909in" draw:z-index="7"><draw:image xlink:href="Pictures/10000001000001BA00000208410A63B2.png" xlink:type="simple" xlink:show="embed" xlink:actuate="onLoad" draw:mime-type="image/png"/></draw:frame><draw:frame draw:style-name="fr1" draw:name="Image10" text:anchor-type="char" svg:x="4.7043in" svg:y="0.0673in" svg:width="2.4846in" svg:height="2.5957in" draw:z-index="8"><draw:image xlink:href="Pictures/10000001000002A1000002BF6B875C40.png" xlink:type="simple" xlink:show="embed" xlink:actuate="onLoad" draw:mime-type="image/png"/></draw:frame><draw:frame draw:style-name="fr1" draw:name="Image11" text:anchor-type="char" svg:x="2.5563in" svg:y="0.0673in" svg:width="2.9445in" svg:height="0.7854in" draw:z-index="9"><draw:image xlink:href="Pictures/10000001000003AD000000FBF5037568.png" xlink:type="simple" xlink:show="embed" xlink:actuate="onLoad" draw:mime-type="image/png"/></draw:frame><draw:frame draw:style-name="fr1" draw:name="Image7" text:anchor-type="char" svg:x="5.0846in" svg:y="5.4425in" svg:width="2.5898in" svg:height="2.4756in" draw:z-index="10"><draw:image xlink:href="Pictures/10000001000002F1000002D0634A34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15:21:16.368767705</meta:creation-date>
    <dc:date>2025-11-07T17:57:35.087447986</dc:date>
    <meta:editing-duration>PT45M44S</meta:editing-duration>
    <meta:editing-cycles>5</meta:editing-cycles>
    <meta:generator>LibreOffice/25.2.7.2$Linux_X86_64 LibreOffice_project/520$Build-2</meta:generator>
    <meta:document-statistic meta:table-count="0" meta:image-count="11" meta:object-count="0" meta:page-count="1" meta:paragraph-count="0" meta:word-count="0" meta:character-count="0" meta:non-whitespace-character-count="0"/>
  </office:meta>
</office:document-meta>
</file>